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45000026A8D4A19B7C.svm"/>
  <manifest:file-entry manifest:media-type="" manifest:full-path="Pictures/20000009000047020000256B8A9A4373.svm"/>
  <manifest:file-entry manifest:media-type="" manifest:full-path="Pictures/20000009000049CC00001DABF7291A16.svm"/>
  <manifest:file-entry manifest:media-type="" manifest:full-path="Pictures/2000000700002FA6000026A8F7C3277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style>
    <style:style style:name="P3" style:family="paragraph" style:parent-style-name="Contents_20_1">
      <style:paragraph-properties>
        <style:tab-stops>
          <style:tab-stop style:position="23.94cm" style:type="right" style:leader-style="dotted" style:leader-text="."/>
        </style:tab-stops>
      </style:paragraph-properties>
    </style:style>
    <style:style style:name="P4" style:family="paragraph" style:parent-style-name="Contents_20_2">
      <style:paragraph-properties>
        <style:tab-stops>
          <style:tab-stop style:position="23.94cm" style:type="right" style:leader-style="dotted" style:leader-text="."/>
        </style:tab-stops>
      </style:paragraph-properties>
    </style:style>
    <style:style style:name="P5"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6" style:family="paragraph" style:parent-style-name="Standard">
      <style:text-properties style:font-name="Times New Roman"/>
    </style:style>
    <style:style style:name="P7" style:family="paragraph">
      <style:paragraph-properties fo:margin-left="0cm" fo:margin-right="0cm" fo:margin-top="0cm" fo:margin-bottom="0cm" fo:line-height="100%" fo:text-align="center" fo:text-indent="0cm" style:text-autospace="none"/>
    </style:style>
    <style:style style:name="P8"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fo:font-size="12pt" style:font-size-asian="12pt" style:font-size-complex="12pt"/>
    </style:style>
    <style:style style:name="T2" style:family="text">
      <style:text-properties fo:font-variant="normal" fo:text-transform="none" style:use-window-font-color="true" fo:font-size="12pt" fo:letter-spacing="normal" fo:font-style="normal" fo:font-weight="normal" style:font-size-asian="12pt" style:font-size-complex="12pt"/>
    </style:style>
    <style:style style:name="T3" style:family="text">
      <style:text-properties fo:font-size="12pt" style:font-size-asian="12pt" style:font-size-complex="12pt"/>
    </style:style>
    <style:style style:name="T4" style:family="text">
      <style:text-properties style:use-window-font-color="true" style:text-outline="false" style:text-line-through-style="none" style:font-name="Consolas" fo:font-size="12pt" fo:font-style="normal" fo:text-shadow="none" style:text-underline-style="none" fo:font-weight="normal" style:letter-kerning="true"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font-name="Consolas" fo:font-size="12pt" fo:font-style="normal" fo:text-shadow="none" style:text-underline-style="none" fo:font-weight="normal" style:letter-kerning="true"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Consolas" fo:font-size="11pt" fo:font-style="normal" fo:text-shadow="none" style:text-underline-style="none" fo:font-weight="normal" style:letter-kerning="true" style:font-name-asian="Consolas" style:font-size-asian="11pt" style:font-style-asian="normal" style:font-weight-asian="normal" style:font-name-complex="Consolas" style:font-size-complex="11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font-name="Consolas" fo:font-size="11pt" fo:font-style="normal" fo:text-shadow="none" style:text-underline-style="none" fo:font-weight="normal" style:letter-kerning="true" style:font-name-asian="Consolas" style:font-size-asian="11pt" style:font-style-asian="normal" style:font-weight-asian="normal" style:font-name-complex="Consolas" style:font-size-complex="11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Three Stones Game</text:p>
      <text:p text:style-name="P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407_751387663" text:style-name="Index_20_Link" text:visited-style-name="Index_20_Link">1- Technical features<text:tab/>1</text:a></text:p>
          <text:p text:style-name="P3"><text:a xlink:type="simple" xlink:href="#__RefHeading__409_751387663" text:style-name="Index_20_Link" text:visited-style-name="Index_20_Link">2- Overview<text:tab/>2</text:a></text:p>
          <text:p text:style-name="P3"><text:a xlink:type="simple" xlink:href="#__RefHeading__704_1964399881" text:style-name="Index_20_Link" text:visited-style-name="Index_20_Link">3- Compiling the game<text:tab/>2</text:a></text:p>
          <text:p text:style-name="P3"><text:a xlink:type="simple" xlink:href="#__RefHeading__411_751387663" text:style-name="Index_20_Link" text:visited-style-name="Index_20_Link">4- Class diagrams<text:tab/>3</text:a></text:p>
          <text:p text:style-name="P4"><text:a xlink:type="simple" xlink:href="#__RefHeading__413_751387663" text:style-name="Index_20_Link" text:visited-style-name="Index_20_Link">4.1- Object class<text:tab/>3</text:a></text:p>
          <text:p text:style-name="P4"><text:a xlink:type="simple" xlink:href="#__RefHeading__415_751387663" text:style-name="Index_20_Link" text:visited-style-name="Index_20_Link">4.2- Sprite<text:tab/>4</text:a></text:p>
          <text:p text:style-name="P3"><text:a xlink:type="simple" xlink:href="#__RefHeading__417_751387663" text:style-name="Index_20_Link" text:visited-style-name="Index_20_Link">5- The Game's finite state machine <text:tab/>5</text:a></text:p>
          <text:p text:style-name="P3"><text:a xlink:type="simple" xlink:href="#__RefHeading__419_751387663" text:style-name="Index_20_Link" text:visited-style-name="Index_20_Link">6- The Board's finite state machine<text:tab/>6</text:a></text:p>
          <text:p text:style-name="P3"><text:a xlink:type="simple" xlink:href="#__RefHeading__421_751387663" text:style-name="Index_20_Link" text:visited-style-name="Index_20_Link">7- The Tile's finite state machine<text:tab/>7</text:a></text:p>
        </text:index-body>
      </text:table-of-content>
      <text:p text:style-name="Standard"/>
      <text:p text:style-name="Standard"/>
      <text:p text:style-name="Standard"/>
      <text:p text:style-name="Standard"/>
      <text:h text:style-name="Heading_20_1" text:outline-level="1"><text:bookmark-start text:name="__RefHeading__407_751387663"/>1- Technical features<text:bookmark-end text:name="__RefHeading__407_751387663"/></text:h>
      <text:p text:style-name="Standard">The main technical features implemented in the game are:</text:p>
      <text:p text:style-name="Standard"/>
      <text:p text:style-name="Standard">1-Memory management:</text:p>
      <text:p text:style-name="Standard">- Overload of new and delete operators</text:p>
      <text:p text:style-name="Standard">- Overload std::allocator to be used by the STL containers</text:p>
      <text:p text:style-name="Standard">- Implementation of a memory tracker to detect possible memory leaks</text:p>
      <text:p text:style-name="Standard">- Use of Boost::smart_ptr library</text:p>
      <text:p text:style-name="Standard"/>
      <text:p text:style-name="Standard">2-Delayed functions execution:</text:p>
      <text:p text:style-name="Standard">Some functions should not be executed when they are called. They are registered for later execution. This is implemented through the structure DelayedFunctionInfo.</text:p>
      <text:p text:style-name="Standard"/>
      <text:p text:style-name="Standard"/>
      <text:p text:style-name="Standard"/>
      <text:p text:style-name="Standard"><text:soft-page-break/>3-Vertex animation in Encouragement class.</text:p>
      <text:p text:style-name="Standard">In the figure below, the Envouragement class is showing the animated “wow” text with the player scoring a high score.</text:p>
      <text:p text:style-name="Standard"/>
      <text:p text:style-name="Standard"><draw:frame draw:style-name="fr3" draw:name="images2" text:anchor-type="paragraph" svg:width="12.358cm" svg:height="9.895cm" draw:z-index="6"><draw:image xlink:href="Pictures/2000000700003045000026A8D4A19B7C.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Score class uses interpolation along a <text:span text:style-name="T2">quadratic-polynomial-curvy path (</text:span><text:span text:style-name="T1">ins</text:span><text:span text:style-name="T3">pi</text:span>red from the Uniform B-Spline curve) to move the score from the squares that created it to the score rectangle. <text:s/>The following figure shows the paths crossed by three scores.</text:p>
      <text:p text:style-name="P2"/>
      <text:p text:style-name="P2"><draw:frame draw:style-name="fr2" draw:name="images1" text:anchor-type="paragraph" svg:width="12.197cm" svg:height="9.895cm" draw:z-index="5"><draw:image xlink:href="Pictures/2000000700002FA6000026A8F7C32778.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5-Finite state machine: </text:p>
      <text:p text:style-name="Standard">Implemented in Game, Board and Tile classes.</text:p>
      <text:p text:style-name="Standard"/>
      <text:p text:style-name="Standard"/>
      <text:p text:style-name="Standard"/>
      <text:h text:style-name="Heading_20_1" text:outline-level="1"><text:bookmark-start text:name="__RefHeading__409_751387663"/><text:soft-page-break/>2- Overview<text:bookmark-end text:name="__RefHeading__409_751387663"/></text:h>
      <text:p text:style-name="Standard">Overview of the main elements in the game:</text:p>
      <text:p text:style-name="Standard"/>
      <text:p text:style-name="Standard">1-</text:p>
      <text:p text:style-name="Standard">Game class contains the different phases of the game, implemented using finite state machine (see chart below)</text:p>
      <text:p text:style-name="Standard">It contains and manages a board, a score, a time counter and an encouragement object.</text:p>
      <text:p text:style-name="Standard"/>
      <text:p text:style-name="Standard">2-</text:p>
      <text:p text:style-name="Standard">The board class contains 64 tiles. Each tile can be one of 5 types (colors)</text:p>
      <text:p text:style-name="Standard"/>
      <text:p text:style-name="Standard">3-</text:p>
      <text:p text:style-name="Standard">ObjectsManager is a class that calls Update and Draw functions of the main classes of the game, that are derived from Object class.</text:p>
      <text:p text:style-name="Standard"/>
      <text:p text:style-name="Standard">Objects contained between activeobjects.next and activeobjectstail.prev are updated and drawn.</text:p>
      <text:p text:style-name="Standard">Those contained between activeobjectstail.next and activeobjects.prev are drawn only. This allows the board, tiles, score and time counter to be drawn without being updated when the intro, the count down and the time out objects are in the front.</text:p>
      <text:p text:style-name="Standard"/>
      <text:p text:style-name="Standard"/>
      <text:h text:style-name="Heading_20_1" text:outline-level="1"><text:bookmark-start text:name="__RefHeading__704_1964399881"/>3- Compiling the game<text:bookmark-end text:name="__RefHeading__704_1964399881"/></text:h>
      <text:p text:style-name="Standard">- Boost library is needed to compile the game.</text:p>
      <text:p text:style-name="Standard">- The game was compiled and tested in Microsoft VC 2010 Expres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411_751387663"/><text:soft-page-break/>4- Class diagrams<text:bookmark-end text:name="__RefHeading__411_751387663"/></text:h>
      <text:p text:style-name="Standard"/>
      <text:h text:style-name="Heading_20_2" text:outline-level="2"><text:bookmark-start text:name="__RefHeading__413_751387663"/>4.1- Object class<text:bookmark-end text:name="__RefHeading__413_751387663"/></text:h>
      <text:p text:style-name="Standard"/>
      <text:p text:style-name="Standard">The following is the class diagram showing the relation between Object class and some main classes in the game :</text:p>
      <text:p text:style-name="Standard"/>
      <text:p text:style-name="Standard"/>
      <text:p text:style-name="Standard"/>
      <text:p text:style-name="Standard"><draw:frame draw:style-name="fr1" draw:name="graphics1" text:anchor-type="paragraph" svg:x="2.524cm" svg:y="0.026cm" svg:width="18.891cm" svg:height="7.595cm" draw:z-index="4"><draw:image xlink:href="Pictures/20000009000049CC00001DABF7291A16.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415_751387663"/><text:soft-page-break/>4.2- Sprite<text:bookmark-end text:name="__RefHeading__415_751387663"/></text:h>
      <text:p text:style-name="Standard"/>
      <text:p text:style-name="Standard"/>
      <text:p text:style-name="Standard">The following is the class diagram showing the relation between Object and Sprite classes and some main classes in the game :</text:p>
      <text:p text:style-name="Standard"/>
      <text:p text:style-name="Standard"><draw:frame draw:style-name="fr1" draw:name="graphics2" text:anchor-type="paragraph" svg:x="1.88cm" svg:y="0.176cm" svg:width="18.179cm" svg:height="9.58cm" draw:z-index="2"><draw:image xlink:href="Pictures/20000009000047020000256B8A9A4373.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417_751387663"/><text:soft-page-break/>5- The Game's finite state machine <text:bookmark-end text:name="__RefHeading__417_751387663"/></text:h>
      <text:p text:style-name="Standard"/>
      <text:p text:style-name="Standard"/>
      <text:p text:style-name="Standard"/>
      <text:p text:style-name="Standard"/>
      <text:p text:style-name="Standard"><draw:g text:anchor-type="paragraph" draw:z-index="3" draw:style-name="gr1"><draw:custom-shape draw:style-name="gr2" draw:text-style-name="P13" svg:width="5.7cm" svg:height="2.401cm" svg:x="4.468cm" svg:y="7.579cm"><text:p text:style-name="P7"><text:span text:style-name="T8">Behavior_timeout</text:span></text:p><draw:enhanced-geometry svg:viewBox="0 0 21600 21600" draw:type="rectangle" draw:enhanced-path="M 0 0 L 21600 0 21600 21600 0 21600 0 0 Z N"/></draw:custom-shape><draw:custom-shape draw:style-name="gr2" draw:text-style-name="P13" svg:width="5.702cm" svg:height="2.401cm" svg:x="15.667cm" svg:y="7.279cm"><text:p text:style-name="P7"><text:span text:style-name="T8">Behavior_playing</text:span></text:p><draw:enhanced-geometry svg:viewBox="0 0 21600 21600" draw:type="rectangle" draw:enhanced-path="M 0 0 L 21600 0 21600 21600 0 21600 0 0 Z N"/></draw:custom-shape><draw:custom-shape draw:style-name="gr2" draw:text-style-name="P13" svg:width="3.901cm" svg:height="2.401cm" svg:x="2.868cm" svg:y="0.379cm"><text:p text:style-name="P7"><text:span text:style-name="T7">Behavior_intro</text:span></text:p><draw:enhanced-geometry svg:viewBox="0 0 21600 21600" draw:type="rectangle" draw:enhanced-path="M 0 0 L 21600 0 21600 21600 0 21600 0 0 Z N"/></draw:custom-shape><draw:line draw:style-name="gr3" draw:text-style-name="P9" svg:x1="6.867cm" svg:y1="1.68cm" svg:x2="15.567cm" svg:y2="1.58cm"><text:p/></draw:line><draw:custom-shape draw:style-name="gr2" draw:text-style-name="P13" svg:width="5.1cm" svg:height="2.4cm" svg:x="15.568cm" svg:y="0.28cm"><text:p text:style-name="P7"><text:span text:style-name="T7"><text:s text:c="2"/></text:span><text:span text:style-name="T7">Behavior_countdown</text:span></text:p><draw:enhanced-geometry svg:viewBox="0 0 21600 21600" draw:type="rectangle" draw:enhanced-path="M 0 0 L 21600 0 21600 21600 0 21600 0 0 Z N"/></draw:custom-shape><draw:line draw:style-name="gr3" draw:text-style-name="P9" svg:x1="15.667cm" svg:y1="8.68cm" svg:x2="10.167cm" svg:y2="8.78cm"><text:p/></draw:line><draw:line draw:style-name="gr3" draw:text-style-name="P9" svg:x1="18.667cm" svg:y1="2.68cm" svg:x2="18.667cm" svg:y2="7.18cm"><text:p/></draw:line><draw:line draw:style-name="gr3" draw:text-style-name="P9" svg:x1="6.867cm" svg:y1="7.577cm" svg:x2="15.467cm" svg:y2="2.577cm"><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419_751387663"/><text:soft-page-break/>6- The Board's finite state machine<text:bookmark-end text:name="__RefHeading__419_751387663"/></text:h>
      <text:p text:style-name="Standard"/>
      <text:p text:style-name="Standard">The board's states are determined by the behavior of the tiles.</text:p>
      <text:p text:style-name="Standard">Here are the states of the board:</text:p>
      <text:p text:style-name="Standard"/>
      <text:p text:style-name="Standard"/>
      <text:p text:style-name="Standard"><draw:g text:anchor-type="paragraph" draw:z-index="0" draw:style-name="gr1"><draw:custom-shape draw:style-name="gr2" draw:text-style-name="P8" svg:width="5.7cm" svg:height="1.867cm" svg:x="12.599cm" svg:y="0.131cm"><text:p text:style-name="P7"><text:span text:style-name="T4">Behavior_InTransition</text:span></text:p><draw:enhanced-geometry svg:viewBox="0 0 21600 21600" draw:type="rectangle" draw:enhanced-path="M 0 0 L 21600 0 21600 21600 0 21600 0 0 Z N"/></draw:custom-shape><draw:custom-shape draw:style-name="gr2" draw:text-style-name="P8" svg:width="5.7cm" svg:height="1.867cm" svg:x="12.599cm" svg:y="13.418cm"><text:p text:style-name="P7"><text:span text:style-name="T4">Behavior_SwappingBack</text:span></text:p><draw:enhanced-geometry svg:viewBox="0 0 21600 21600" draw:type="rectangle" draw:enhanced-path="M 0 0 L 21600 0 21600 21600 0 21600 0 0 Z N"/></draw:custom-shape><draw:custom-shape draw:style-name="gr2" draw:text-style-name="P8" svg:width="3.901cm" svg:height="1.867cm" svg:x="0cm" svg:y="6.426cm"><text:p text:style-name="P7"><text:span text:style-name="T4">Behavior_Stable</text:span><text:span text:style-name="T4"><text:line-break/></text:span><text:span text:style-name="T4">(</text:span><text:span text:style-name="T5">starting</text:span><text:span text:style-name="T4"> state)</text:span></text:p><draw:enhanced-geometry svg:viewBox="0 0 21600 21600" draw:type="rectangle" draw:enhanced-path="M 0 0 L 21600 0 21600 21600 0 21600 0 0 Z N"/></draw:custom-shape><draw:line draw:style-name="gr3" draw:text-style-name="P9" svg:x1="3.999cm" svg:y1="7.435cm" svg:x2="12.999cm" svg:y2="7.435cm"><text:p/></draw:line><draw:custom-shape draw:style-name="gr4" draw:text-style-name="P11" svg:width="4.8cm" svg:height="1.558cm" svg:x="6.2cm" svg:y="6.657cm"><text:p text:style-name="P10"><text:span text:style-name="T6">Click on a second tile</text:span></text:p><draw:enhanced-geometry svg:viewBox="0 0 21600 21600" draw:type="rectangle" draw:enhanced-path="M 0 0 L 21600 0 21600 21600 0 21600 0 0 Z N"/></draw:custom-shape><draw:line draw:style-name="gr5" draw:text-style-name="P9" svg:x1="15.599cm" svg:y1="13.419cm" svg:x2="15.499cm" svg:y2="1.995cm"><text:p/></draw:line><draw:custom-shape draw:style-name="gr2" draw:text-style-name="P8" svg:width="5.1cm" svg:height="1.863cm" svg:x="13cm" svg:y="6.583cm"><text:p text:style-name="P7"><text:span text:style-name="T4"><text:s text:c="2"/></text:span><text:span text:style-name="T4">Behavior_Swapping</text:span></text:p><draw:enhanced-geometry svg:viewBox="0 0 21600 21600" draw:type="rectangle" draw:enhanced-path="M 0 0 L 21600 0 21600 21600 0 21600 0 0 Z N"/></draw:custom-shape><draw:custom-shape draw:style-name="gr4" draw:text-style-name="P11" svg:width="4.201cm" svg:height="1.013cm" svg:x="13.499cm" svg:y="10.076cm"><text:p text:style-name="P10"><text:span text:style-name="T6">Neither of the two swapped tiles</text:span></text:p><text:p text:style-name="P10"><text:span text:style-name="T6"><text:s/></text:span><text:span text:style-name="T6">can be matched in its new position</text:span></text:p><draw:enhanced-geometry svg:viewBox="0 0 21600 21600" draw:type="rectangle" draw:enhanced-path="M 0 0 L 21600 0 21600 21600 0 21600 0 0 Z N"/></draw:custom-shape><draw:custom-shape draw:style-name="gr4" draw:text-style-name="P11" svg:width="5.901cm" svg:height="1.087cm" svg:x="12.599cm" svg:y="3.862cm"><text:p text:style-name="P10"><text:span text:style-name="T6">At least one of the swapped tiles</text:span></text:p><text:p text:style-name="P10"><text:span text:style-name="T6">can be matched in its new position</text:span></text:p><draw:enhanced-geometry svg:viewBox="0 0 21600 21600" draw:type="rectangle" draw:enhanced-path="M 0 0 L 21600 0 21600 21600 0 21600 0 0 Z N"/></draw:custom-shape><draw:line draw:style-name="gr6" draw:text-style-name="P9" svg:x1="12.499cm" svg:y1="14.196cm" svg:x2="2.899cm" svg:y2="8.445cm"><text:p/></draw:line><draw:custom-shape draw:style-name="gr4" draw:text-style-name="P11" svg:width="6cm" svg:height="0.936cm" svg:x="4.9cm" svg:y="10.854cm"><text:p text:style-name="P10"><text:span text:style-name="T6">The swapped tiles are back to their </text:span></text:p><text:p text:style-name="P10"><text:span text:style-name="T6">original position</text:span></text:p><draw:enhanced-geometry svg:viewBox="0 0 21600 21600" draw:type="rectangle" draw:enhanced-path="M 0 0 L 21600 0 21600 21600 0 21600 0 0 Z N"/></draw:custom-shape><draw:line draw:style-name="gr6" draw:text-style-name="P9" svg:x1="12.499cm" svg:y1="1.143cm" svg:x2="2.899cm" svg:y2="6.35cm"><text:p/></draw:line><draw:custom-shape draw:style-name="gr4" draw:text-style-name="P11" svg:width="6.201cm" svg:height="0.62cm" svg:x="5.2cm" svg:y="3.161cm"><text:p text:style-name="P10"><text:span text:style-name="T6">All 64 tiles are resting in </text:span></text:p><text:p text:style-name="P10"><text:span text:style-name="T6">their positions</text:span></text:p><draw:enhanced-geometry svg:viewBox="0 0 21600 21600" draw:type="rectangle" draw:enhanced-path="M 0 0 L 21600 0 21600 21600 0 21600 0 0 Z N"/></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421_751387663"/><text:soft-page-break/>7- The Tile's finite state machine<text:bookmark-end text:name="__RefHeading__421_751387663"/></text:h>
      <text:p text:style-name="Standard">Here are the states of the tile :</text:p>
      <text:p text:style-name="Standard"/>
      <text:p text:style-name="Standard"><draw:g text:anchor-type="paragraph" draw:z-index="1" draw:style-name="gr1"><draw:custom-shape draw:style-name="gr2" draw:text-style-name="P12" svg:width="4.026cm" svg:height="2.035cm" svg:x="13.63cm" svg:y="0.243cm"><text:p text:style-name="P7"><text:span text:style-name="T7">Behavior_Moving</text:span></text:p><draw:enhanced-geometry svg:viewBox="0 0 21600 21600" draw:mirror-horizontal="false" draw:mirror-vertical="false" draw:type="rectangle" draw:enhanced-path="M 0 0 L 21600 0 21600 21600 0 21600 0 0 Z N"/></draw:custom-shape><draw:custom-shape draw:style-name="gr2" draw:text-style-name="P12" svg:width="5.464cm" svg:height="2.035cm" svg:x="11.81cm" svg:y="13.633cm"><text:p text:style-name="P7"><text:span text:style-name="T7">Behavior_Swapping</text:span></text:p><draw:enhanced-geometry svg:viewBox="0 0 21600 21600" draw:mirror-horizontal="false" draw:mirror-vertical="false" draw:type="rectangle" draw:enhanced-path="M 0 0 L 21600 0 21600 21600 0 21600 0 0 Z N"/></draw:custom-shape><draw:custom-shape draw:style-name="gr2" draw:text-style-name="P12" svg:width="3.737cm" svg:height="2.035cm" svg:x="-0.162cm" svg:y="7.106cm"><text:p text:style-name="P7"><text:span text:style-name="T7">Behavior_Resting</text:span><text:span text:style-name="T7"><text:line-break/></text:span><text:span text:style-name="T8">(starting state)</text:span></text:p><draw:enhanced-geometry svg:viewBox="0 0 21600 21600" draw:mirror-horizontal="false" draw:mirror-vertical="false" draw:type="rectangle" draw:enhanced-path="M 0 0 L 21600 0 21600 21600 0 21600 0 0 Z N"/></draw:custom-shape><draw:line draw:style-name="gr3" draw:text-style-name="P9" svg:x1="13.346cm" svg:y1="8.206cm" svg:x2="18.232cm" svg:y2="8.121cm"><text:p/></draw:line><draw:custom-shape draw:style-name="gr4" draw:text-style-name="P11" svg:width="3.162cm" svg:height="0.424cm" svg:x="14.111cm" svg:y="7.955cm"><text:p text:style-name="P10"><text:span text:style-name="T6">After some time</text:span></text:p><draw:enhanced-geometry svg:viewBox="0 0 21600 21600" draw:mirror-horizontal="false" draw:mirror-vertical="false" draw:type="rectangle" draw:enhanced-path="M 0 0 L 21600 0 21600 21600 0 21600 0 0 Z N"/></draw:custom-shape><draw:custom-shape draw:style-name="gr2" draw:text-style-name="P12" svg:width="4.504cm" svg:height="2.035cm" svg:x="8.841cm" svg:y="7.106cm"><text:p text:style-name="P7"><text:span text:style-name="T7">Behavior_Destroying</text:span></text:p><draw:enhanced-geometry svg:viewBox="0 0 21600 21600" draw:mirror-horizontal="false" draw:mirror-vertical="false" draw:type="rectangle" draw:enhanced-path="M 0 0 L 21600 0 21600 21600 0 21600 0 0 Z N"/></draw:custom-shape><draw:line draw:style-name="gr6" draw:text-style-name="P9" svg:x1="11.812cm" svg:y1="15.243cm" svg:x2="1.083cm" svg:y2="9.141cm"><text:p/></draw:line><draw:line draw:style-name="gr6" draw:text-style-name="P9" svg:x1="13.632cm" svg:y1="0.665cm" svg:x2="1.659cm" svg:y2="7.021cm"><text:p/></draw:line><draw:custom-shape draw:style-name="gr4" draw:text-style-name="P11" svg:width="2.779cm" svg:height="0.593cm" svg:x="8.075cm" svg:y="2.531cm"><text:p text:style-name="P10"><text:span text:style-name="T6">Tile gets to the</text:span></text:p><text:p text:style-name="P10"><text:span text:style-name="T6">free position</text:span></text:p><draw:enhanced-geometry svg:viewBox="0 0 21600 21600" draw:mirror-horizontal="false" draw:mirror-vertical="false" draw:type="rectangle" draw:enhanced-path="M 0 0 L 21600 0 21600 21600 0 21600 0 0 Z N"/></draw:custom-shape><draw:custom-shape draw:style-name="gr2" draw:text-style-name="P12" svg:width="6.608cm" svg:height="2.035cm" svg:x="18.23cm" svg:y="7.106cm"><text:p text:style-name="P7"><text:span text:style-name="T7">Behavior_WaitingToGoIntoBoard</text:span></text:p><draw:enhanced-geometry svg:viewBox="0 0 21600 21600" draw:mirror-horizontal="false" draw:mirror-vertical="false" draw:type="rectangle" draw:enhanced-path="M 0 0 L 21600 0 21600 21600 0 21600 0 0 Z N"/></draw:custom-shape><draw:line draw:style-name="gr3" draw:text-style-name="P9" svg:x1="3.574cm" svg:y1="8.206cm" svg:x2="8.842cm" svg:y2="8.121cm"><text:p/></draw:line><draw:custom-shape draw:style-name="gr4" draw:text-style-name="P11" svg:width="3.546cm" svg:height="0.424cm" svg:x="4.05cm" svg:y="7.955cm"><text:p text:style-name="P10"><text:span text:style-name="T6">Tile to be destructed</text:span></text:p><draw:enhanced-geometry svg:viewBox="0 0 21600 21600" draw:mirror-horizontal="false" draw:mirror-vertical="false" draw:type="rectangle" draw:enhanced-path="M 0 0 L 21600 0 21600 21600 0 21600 0 0 Z N"/></draw:custom-shape><draw:line draw:style-name="gr3" draw:text-style-name="P9" svg:x1="21.584cm" svg:y1="7.021cm" svg:x2="17.369cm" svg:y2="2.36cm"><text:p/></draw:line><draw:custom-shape draw:style-name="gr4" draw:text-style-name="P9" svg:width="5.171cm" svg:height="0.849cm" svg:x="16.987cm" svg:y="4.139cm"><text:p text:style-name="P10"><text:span text:style-name="T6">Position below tile is free</text:span></text:p><draw:enhanced-geometry svg:viewBox="0 0 21600 21600" draw:mirror-horizontal="false" draw:mirror-vertical="false" draw:type="rectangle" draw:enhanced-path="M 0 0 L 21600 0 21600 21600 0 21600 0 0 Z N"/></draw:custom-shape><draw:line draw:style-name="gr7" draw:text-style-name="P9" svg:x1="3.574cm" svg:y1="7.617cm" svg:x2="14.111cm" svg:y2="2.278cm"><text:p/></draw:line><draw:line draw:style-name="gr7" draw:text-style-name="P9" svg:x1="3.6cm" svg:y1="8.8cm" svg:x2="12.769cm" svg:y2="13.63cm"><text:p/></draw:line><draw:custom-shape draw:style-name="gr4" draw:text-style-name="P11" svg:width="2.779cm" svg:height="0.68cm" svg:x="6.828cm" svg:y="4.988cm"><text:p text:style-name="P10"><text:span text:style-name="T6">Position below tile</text:span></text:p><text:p text:style-name="P10"><text:span text:style-name="T6">is free</text:span></text:p><draw:enhanced-geometry svg:viewBox="0 0 21600 21600" draw:mirror-horizontal="false" draw:mirror-vertical="false" draw:type="rectangle" draw:enhanced-path="M 0 0 L 21600 0 21600 21600 0 21600 0 0 Z N"/></draw:custom-shape><draw:custom-shape draw:style-name="gr4" draw:text-style-name="P11" svg:width="2.779cm" svg:height="0.68cm" svg:x="5.968cm" svg:y="12.53cm"><text:p text:style-name="P10"><text:span text:style-name="T6">Tile finishes</text:span></text:p><text:p text:style-name="P10"><text:span text:style-name="T6">swapping</text:span></text:p><draw:enhanced-geometry svg:viewBox="0 0 21600 21600" draw:mirror-horizontal="false" draw:mirror-vertical="false" draw:type="rectangle" draw:enhanced-path="M 0 0 L 21600 0 21600 21600 0 21600 0 0 Z N"/></draw:custom-shape><draw:custom-shape draw:style-name="gr4" draw:text-style-name="P11" svg:width="2.779cm" svg:height="0.678cm" svg:x="5.777cm" svg:y="10.241cm"><text:p text:style-name="P10"><text:span text:style-name="T6">Tile is to swap</text:span></text:p><draw:enhanced-geometry svg:viewBox="0 0 21600 21600" draw:mirror-horizontal="false" draw:mirror-vertical="false" draw:type="rectangle" draw:enhanced-path="M 0 0 L 21600 0 21600 21600 0 21600 0 0 Z N"/></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1176 0 4176 5800" svg:d="M1500 0l1500 3000h-3000zM0 3447l-1176 2353h235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3.9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3.4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10T13:50:08.45</meta:creation-date>
    <dc:date>2016-03-07T16:14:28.47</dc:date>
    <meta:editing-duration>PT8H43M58S</meta:editing-duration>
    <meta:editing-cycles>47</meta:editing-cycles>
    <meta:generator>OpenOffice/4.1.2$Win32 OpenOffice.org_project/412m3$Build-9782</meta:generator>
    <dc:creator>h b</dc:creator>
    <meta:document-statistic meta:table-count="0" meta:image-count="4" meta:object-count="0" meta:page-count="9" meta:paragraph-count="50" meta:word-count="448" meta:character-count="2670"/>
  </office:meta>
</office:document-meta>
</file>